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2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3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4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2.028cm" fo:min-width="4.028cm" fo:padding-top="-0.014cm" fo:padding-bottom="-0.014cm" fo:padding-left="-0.014cm" fo:padding-right="-0.014cm"/>
      <style:paragraph-properties style:writing-mode="lr-tb"/>
    </style:style>
    <style:style style:name="gr5" style:family="graphic" style:parent-style-name="standard" style:list-style-name="L2">
      <style:graphic-properties svg:stroke-width="0.053cm" svg:stroke-color="#355269" draw:marker-start-width="0.158cm" draw:marker-end-width="0.158cm" draw:fill-color="#dee6ef" draw:textarea-vertical-align="middle" draw:auto-grow-height="false" fo:min-height="2.028cm" fo:min-width="4.028cm" fo:padding-top="-0.014cm" fo:padding-bottom="-0.014cm" fo:padding-left="-0.014cm" fo:padding-right="-0.014cm" fo:wrap-option="no-wrap" draw:shadow-offset-x="0cm" draw:shadow-offset-y="0cm" draw:shadow-color="#000000"/>
      <style:paragraph-properties style:writing-mode="lr-tb"/>
    </style:style>
    <style:style style:name="gr6" style:family="graphic" style:parent-style-name="standard">
      <style:graphic-properties draw:stroke="none" draw:fill="none" fo:min-height="0.599cm"/>
      <style:paragraph-properties style:writing-mode="lr-tb"/>
    </style:style>
    <style:style style:name="gr7" style:family="graphic" style:parent-style-name="standard">
      <style:graphic-properties draw:stroke="none" draw:fill="none" fo:min-height="1.195cm"/>
      <style:paragraph-properties style:writing-mode="lr-tb"/>
    </style:style>
    <style:style style:name="gr8" style:family="graphic" style:parent-style-name="standard" style:list-style-name="L2">
      <style:graphic-properties svg:stroke-width="0.053cm" svg:stroke-color="#355269" draw:marker-start-width="0.158cm" draw:marker-end-width="0.158cm" draw:fill-color="#dee6ef" draw:textarea-vertical-align="middle" draw:auto-grow-height="false" fo:min-height="2.028cm" fo:min-width="4.028cm" fo:padding-top="-0.014cm" fo:padding-bottom="-0.014cm" fo:padding-left="-0.014cm" fo:padding-right="-0.014cm" fo:wrap-option="no-wrap" draw:shadow-offset-x="0cm" draw:shadow-offset-y="0cm" draw:shadow-color="#000000"/>
      <style:paragraph-properties style:writing-mode="lr-tb"/>
    </style:style>
    <style:style style:name="gr9" style:family="graphic" style:parent-style-name="standard">
      <style:graphic-properties draw:stroke="none" draw:fill="none" fo:min-height="1.792cm"/>
      <style:paragraph-properties style:writing-mode="lr-tb"/>
    </style:style>
    <style:style style:name="gr10" style:family="graphic" style:parent-style-name="objectwithoutfill" style:list-style-name="L2">
      <style:graphic-properties draw:stroke="solid" draw:stroke-dash="Dot" svg:stroke-width="0.106cm" svg:stroke-color="#355269" draw:marker-start="Arrowheads_20_2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1" style:family="graphic" style:parent-style-name="standard">
      <style:graphic-properties draw:stroke="none" draw:fill="none" fo:min-height="0.598cm"/>
      <style:paragraph-properties style:writing-mode="lr-tb"/>
    </style:style>
    <style:style style:name="gr12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3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4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1.028cm" fo:min-width="3.028cm" fo:padding-top="-0.014cm" fo:padding-bottom="-0.014cm" fo:padding-left="-0.014cm" fo:padding-right="-0.014cm"/>
      <style:paragraph-properties style:writing-mode="lr-tb"/>
    </style:style>
    <style:style style:name="gr15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16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17" style:family="graphic" style:parent-style-name="standard">
      <style:graphic-properties draw:stroke="none" draw:fill="none" fo:min-height="0.75cm"/>
      <style:paragraph-properties style:writing-mode="lr-tb"/>
    </style:style>
    <style:style style:name="gr18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9" style:family="graphic" style:parent-style-name="objectwithoutfill" style:list-style-name="L2">
      <style:graphic-properties draw:stroke="solid" draw:stroke-dash="Dot" svg:stroke-width="0.106cm" svg:stroke-color="#355269" draw:marker-start="Arrowheads_20_2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20" style:family="graphic" style:parent-style-name="objectwithoutfill" style:list-style-name="L2">
      <style:graphic-properties draw:stroke="solid" draw:stroke-dash="Dot" svg:stroke-width="0.106cm" svg:stroke-color="#355269" draw:marker-start="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21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2.028cm" fo:min-width="14.028cm" fo:padding-top="-0.014cm" fo:padding-bottom="-0.014cm" fo:padding-left="-0.014cm" fo:padding-right="-0.014cm"/>
      <style:paragraph-properties style:writing-mode="lr-tb"/>
    </style:style>
    <style:style style:name="gr22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23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P1" style:family="paragraph">
      <loext:graphic-properties draw:fill="solid" draw:fill-color="#dee6ef"/>
      <style:paragraph-properties fo:text-align="center" style:writing-mode="lr-tb"/>
      <style:text-properties fo:color="#355269" loext:opacity="100%" loext:color-lum-mod="100%" loext:color-lum-off="0%" style:font-name="Tahoma" fo:font-size="14pt" style:letter-kerning="false" style:font-name-asian="Segoe UI" style:font-size-asian="24pt" style:font-name-complex="Tahoma1" style:font-size-complex="24pt"/>
    </style:style>
    <style:style style:name="P2" style:family="paragraph">
      <style:paragraph-properties fo:text-align="center" style:writing-mode="lr-tb"/>
      <style:text-properties style:font-name="Tahoma" fo:font-style="normal" fo:font-weight="bold"/>
    </style:style>
    <style:style style:name="P3" style:family="paragraph">
      <loext:graphic-properties draw:fill="solid" draw:fill-color="#dee6ef"/>
      <style:paragraph-properties fo:text-align="center" style:writing-mode="lr-tb"/>
      <style:text-properties style:font-name="Tahoma" fo:font-style="normal" fo:font-weight="bold"/>
    </style:style>
    <style:style style:name="P4" style:family="paragraph">
      <style:paragraph-properties fo:margin-left="0.1cm" fo:margin-right="0cm" fo:margin-top="0cm" fo:margin-bottom="0cm" fo:line-height="150%" fo:text-align="start" fo:text-indent="0cm"/>
    </style:style>
    <style:style style:name="P5" style:family="paragraph">
      <loext:graphic-properties draw:fill-color="#dee6ef"/>
      <style:paragraph-properties fo:margin-left="0.1cm" fo:margin-right="0cm" fo:margin-top="0cm" fo:margin-bottom="0cm" fo:line-height="150%" fo:text-align="start" fo:text-indent="0cm" style:writing-mode="lr-tb"/>
      <style:text-properties fo:color="#355269" loext:opacity="100%" loext:color-lum-mod="100%" loext:color-lum-off="0%" style:font-name="Tahoma" fo:font-size="14pt" fo:font-weight="normal" style:letter-kerning="false" style:font-name-asian="Segoe UI" style:font-size-asian="24pt" style:font-name-complex="Tahoma1" style:font-size-complex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T1" style:family="text">
      <style:text-properties style:font-name="Tahoma" fo:font-style="normal" fo:font-weight="bold"/>
    </style:style>
    <style:style style:name="T2" style:family="text">
      <style:text-properties fo:color="#355269" loext:opacity="100%" style:font-name="Tahoma" fo:font-size="14pt" fo:font-weight="normal" style:letter-kerning="false" style:font-name-asian="Segoe UI" style:font-size-asian="24pt" style:font-name-complex="Tahoma1" style:font-size-complex="24pt"/>
    </style:style>
    <style:style style:name="T3" style:family="text">
      <style:text-properties fo:color="#355269" loext:opacity="100%" style:font-name="Tahoma" fo:font-size="14pt" style:letter-kerning="false" style:font-name-asian="Segoe UI" style:font-size-asian="24pt" style:font-name-complex="Tahoma1" style:font-size-complex="24pt"/>
    </style:style>
    <style:style style:name="T4" style:family="text">
      <style:text-properties style:text-position="33% 58%" style:font-name="Tahoma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5cm" svg:y1="1.5cm" svg:x2="12.75cm" svg:y2="1.5cm">
          <text:p/>
        </draw:line>
        <draw:line draw:style-name="gr2" draw:text-style-name="P1" draw:layer="layout" svg:x1="13.75cm" svg:y1="1.5cm" svg:x2="17.75cm" svg:y2="1.5cm">
          <text:p/>
        </draw:line>
        <draw:line draw:style-name="gr3" draw:text-style-name="P1" draw:layer="layout" svg:x1="21.75cm" svg:y1="1.5cm" svg:x2="24.75cm" svg:y2="1.5cm">
          <text:p/>
        </draw:line>
        <draw:custom-shape draw:style-name="gr4" draw:text-style-name="P3" draw:layer="layout" svg:width="4cm" svg:height="2cm" svg:x="17.75cm" svg:y="0.5cm">
          <text:p text:style-name="P2"><text:span text:style-name="T1">FM modulator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999cm" svg:height="1.999cm" svg:x="12.75cm" svg:y="0.5cm" svg:viewBox="0 0 1000 2000" draw:points="0,0 0,2000 1000,1500 1000,500">
          <text:p text:style-name="P4"><text:span text:style-name="T2"/></text:p>
          <text:p text:style-name="P4"><text:span text:style-name="T2">‘</text:span><text:span text:style-name="T2">1‘</text:span></text:p>
          <text:p text:style-name="P4"><text:span text:style-name="T2">‘</text:span><text:span text:style-name="T2">0‘</text:span></text:p>
          <text:p text:style-name="P4"><text:span text:style-name="T2"/></text:p>
        </draw:polygon>
        <draw:frame draw:style-name="gr6" draw:text-style-name="P6" draw:layer="layout" svg:width="2.233cm" svg:height="0.849cm" svg:x="22cm" svg:y="0.651cm">
          <draw:text-box>
            <text:p><text:span text:style-name="T3">5-bit RF</text:span></text:p>
          </draw:text-box>
        </draw:frame>
        <draw:frame draw:style-name="gr7" draw:text-style-name="P8" draw:layer="layout" svg:width="3.483cm" svg:height="1.445cm" svg:x="13.767cm" svg:y="0cm">
          <draw:text-box>
            <text:p text:style-name="P7"><text:span text:style-name="T3">16-bit signed audio (mono)</text:span></text:p>
          </draw:text-box>
        </draw:frame>
        <draw:polygon draw:style-name="gr8" draw:text-style-name="P5" draw:layer="layout" svg:width="0.999cm" svg:height="1.999cm" svg:x="7.75cm" svg:y="0.5cm" svg:viewBox="0 0 1000 2000" draw:points="0,0 0,2000 1000,1500 1000,500">
          <text:p text:style-name="P4"><text:span text:style-name="T2"/></text:p>
          <text:p text:style-name="P4"><text:span text:style-name="T2">‘</text:span><text:span text:style-name="T2">1‘</text:span></text:p>
          <text:p text:style-name="P4"><text:span text:style-name="T2">‘</text:span><text:span text:style-name="T2">0‘</text:span></text:p>
          <text:p text:style-name="P4"><text:span text:style-name="T2"/></text:p>
        </draw:polygon>
        <draw:frame draw:style-name="gr9" draw:text-style-name="P8" draw:layer="layout" svg:width="3.733cm" svg:height="2.042cm" svg:x="8.767cm" svg:y="0.055cm">
          <draw:text-box>
            <text:p text:style-name="P7"><text:span text:style-name="T3">16-bit signed audio (stereo)</text:span></text:p>
          </draw:text-box>
        </draw:frame>
        <draw:line draw:style-name="gr10" draw:text-style-name="P1" draw:layer="layout" svg:x1="0.25cm" svg:y1="4.75cm" svg:x2="7.75cm" svg:y2="4.75cm">
          <text:p/>
        </draw:line>
        <draw:frame draw:style-name="gr11" draw:text-style-name="P8" draw:layer="layout" svg:width="6.5cm" svg:height="0.848cm" svg:x="0.75cm" svg:y="3.902cm">
          <draw:text-box>
            <text:p text:style-name="P7"><text:span text:style-name="T3">SPI</text:span></text:p>
          </draw:text-box>
        </draw:frame>
        <draw:line draw:style-name="gr12" draw:text-style-name="P1" draw:layer="layout" svg:x1="6cm" svg:y1="0.75cm" svg:x2="7.75cm" svg:y2="1cm">
          <text:p/>
        </draw:line>
        <draw:line draw:style-name="gr13" draw:text-style-name="P1" draw:layer="layout" svg:x1="6cm" svg:y1="2.25cm" svg:x2="7.75cm" svg:y2="2cm">
          <text:p/>
        </draw:line>
        <draw:custom-shape draw:style-name="gr14" draw:text-style-name="P3" draw:layer="layout" svg:width="3cm" svg:height="1cm" svg:x="3cm" svg:y="0.25cm">
          <text:p text:style-name="P2"><text:span text:style-name="T1">USB audio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cm" svg:height="1cm" svg:x="3cm" svg:y="1.75cm">
          <text:p text:style-name="P2"><text:span text:style-name="T1">I</text:span><text:span text:style-name="T4">2</text:span><text:span text:style-name="T1">S sink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5cm" svg:y1="4.5cm" svg:x2="8.25cm" svg:y2="2.25cm">
          <text:p/>
        </draw:line>
        <draw:line draw:style-name="gr16" draw:text-style-name="P1" draw:layer="layout" svg:x1="13.25cm" svg:y1="4.5cm" svg:x2="13.25cm" svg:y2="2.25cm">
          <text:p/>
        </draw:line>
        <draw:frame draw:style-name="gr17" draw:text-style-name="P10" draw:layer="layout" svg:width="3.733cm" svg:height="1cm" svg:x="8.25cm" svg:y="3.25cm">
          <draw:text-box>
            <text:p text:style-name="P9"><text:span text:style-name="T3">Source select</text:span></text:p>
          </draw:text-box>
        </draw:frame>
        <draw:frame draw:style-name="gr17" draw:text-style-name="P10" draw:layer="layout" svg:width="3.733cm" svg:height="1cm" svg:x="13.25cm" svg:y="3.25cm">
          <draw:text-box>
            <text:p text:style-name="P9"><text:span text:style-name="T3">Channel select</text:span></text:p>
          </draw:text-box>
        </draw:frame>
        <draw:line draw:style-name="gr18" draw:text-style-name="P1" draw:layer="layout" svg:x1="19.75cm" svg:y1="4.5cm" svg:x2="19.75cm" svg:y2="2.5cm">
          <text:p/>
        </draw:line>
        <draw:frame draw:style-name="gr7" draw:text-style-name="P10" draw:layer="layout" svg:width="3.733cm" svg:height="1.445cm" svg:x="19.75cm" svg:y="3cm">
          <draw:text-box>
            <text:p text:style-name="P9"><text:span text:style-name="T3">Modulation parameters</text:span></text:p>
          </draw:text-box>
        </draw:frame>
        <draw:line draw:style-name="gr19" draw:text-style-name="P1" draw:layer="layout" svg:x1="0.25cm" svg:y1="0.75cm" svg:x2="3cm" svg:y2="0.75cm">
          <text:p/>
        </draw:line>
        <draw:frame draw:style-name="gr11" draw:text-style-name="P8" draw:layer="layout" svg:width="1.733cm" svg:height="0.848cm" svg:x="0.767cm" svg:y="-0.098cm">
          <draw:text-box>
            <text:p text:style-name="P7"><text:span text:style-name="T3">USB</text:span></text:p>
          </draw:text-box>
        </draw:frame>
        <draw:line draw:style-name="gr20" draw:text-style-name="P1" draw:layer="layout" svg:x1="0.25cm" svg:y1="2.25cm" svg:x2="3cm" svg:y2="2.25cm">
          <text:p/>
        </draw:line>
        <draw:frame draw:style-name="gr11" draw:text-style-name="P8" draw:layer="layout" svg:width="1.733cm" svg:height="0.848cm" svg:x="0.767cm" svg:y="1.402cm">
          <draw:text-box>
            <text:p text:style-name="P7"><text:span text:style-name="T3">I2S</text:span></text:p>
          </draw:text-box>
        </draw:frame>
        <draw:custom-shape draw:style-name="gr21" draw:text-style-name="P3" draw:layer="layout" svg:width="14cm" svg:height="2cm" svg:x="7.75cm" svg:y="4.5cm">
          <text:p text:style-name="P2"><text:span text:style-name="T1">Configuration</text:span></text:p>
          <text:p text:style-name="P2"><text:span text:style-name="T1">register 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0.25cm" svg:y1="5.5cm" svg:x2="7.75cm" svg:y2="5.5cm">
          <text:p/>
        </draw:line>
        <draw:frame draw:style-name="gr17" draw:text-style-name="P8" draw:layer="layout" svg:width="6.5cm" svg:height="1cm" svg:x="0.75cm" svg:y="4.75cm">
          <draw:text-box>
            <text:p text:style-name="P7"><text:span text:style-name="T3">Source select (external)</text:span></text:p>
          </draw:text-box>
        </draw:frame>
        <draw:line draw:style-name="gr23" draw:text-style-name="P1" draw:layer="layout" svg:x1="0.25cm" svg:y1="6.25cm" svg:x2="7.75cm" svg:y2="6.25cm">
          <text:p/>
        </draw:line>
        <draw:frame draw:style-name="gr17" draw:text-style-name="P8" draw:layer="layout" svg:width="6.5cm" svg:height="1cm" svg:x="0.75cm" svg:y="5.5cm">
          <draw:text-box>
            <text:p text:style-name="P7"><text:span text:style-name="T3">Channel select (exter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6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4T18:15:21.793000000</dc:date>
    <meta:editing-duration>PT2H23M52S</meta:editing-duration>
    <meta:editing-cycles>3</meta:editing-cycles>
    <meta:generator>LibreOffice/7.4.0.3$Windows_X86_64 LibreOffice_project/f85e47c08ddd19c015c0114a68350214f7066f5a</meta:generator>
    <meta:document-statistic meta:object-count="30"/>
  </office:meta>
</office:document-meta>
</file>